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2.992cm" fo:margin-left="-0.039cm" fo:margin-top="0cm" fo:margin-bottom="0cm" table:align="left" fo:background-color="#ffffff" style:writing-mode="lr-tb">
        <style:background-image/>
      </style:table-properties>
    </style:style>
    <style:style style:name="Table1.A" style:family="table-column">
      <style:table-column-properties style:column-width="8.973cm"/>
    </style:style>
    <style:style style:name="Table1.B" style:family="table-column">
      <style:table-column-properties style:column-width="14.018cm"/>
    </style:style>
    <style:style style:name="Table1.1" style:family="table-row">
      <style:table-row-properties fo:keep-together="auto"/>
    </style:style>
    <style:style style:name="Table1.A1" style:family="table-cell">
      <style:table-cell-properties fo:background-color="#c7ccbe" fo:padding="0.318cm" fo:border-left="0.75pt solid #c7ccbe" fo:border-right="none" fo:border-top="0.75pt solid #c7ccbe" fo:border-bottom="none">
        <style:background-image/>
      </style:table-cell-properties>
    </style:style>
    <style:style style:name="Table1.B1" style:family="table-cell">
      <style:table-cell-properties fo:background-color="#c7ccbe" fo:padding="0.318cm" fo:border-left="none" fo:border-right="0.75pt solid #c7ccbe" fo:border-top="0.75pt solid #c7ccbe" fo:border-bottom="none">
        <style:background-image/>
      </style:table-cell-properties>
    </style:style>
    <style:style style:name="Table1.A2" style:family="table-cell">
      <style:table-cell-properties fo:background-color="#ffffff" fo:padding="0.212cm" fo:border="0.75pt solid #c7ccbe">
        <style:background-image/>
      </style:table-cell-properties>
    </style:style>
    <style:style style:name="Table1.A3" style:family="table-cell">
      <style:table-cell-properties fo:background-color="#eff1eb" fo:padding="0.212cm" fo:border="0.75pt solid #c7ccbe">
        <style:background-image/>
      </style:table-cell-properties>
    </style:style>
    <style:style style:name="Table1.A8" style:family="table-cell">
      <style:table-cell-properties fo:background-color="#eff1eb" fo:padding="0.212cm" fo:border-left="0.75pt solid #c7ccbe" fo:border-right="0.75pt solid #c7ccbe" fo:border-top="none" fo:border-bottom="0.75pt solid #c7ccbe">
        <style:background-image/>
      </style:table-cell-properties>
    </style:style>
    <style:style style:name="P1" style:family="paragraph" style:parent-style-name="Standard">
      <style:text-properties officeooo:paragraph-rsid="001f6b7d"/>
    </style:style>
    <style:style style:name="P2" style:family="paragraph" style:parent-style-name="Standard" style:list-style-name="WWNum1">
      <loext:graphic-properties draw:fill="solid" draw:fill-color="#ffffff"/>
      <style:paragraph-properties fo:margin-top="0.106cm" fo:margin-bottom="0.494cm" loext:contextual-spacing="false" style:line-height-at-least="0.609cm" fo:text-align="justify" style:justify-single-word="false" fo:background-color="#ffffff"/>
      <style:text-properties officeooo:paragraph-rsid="001daade"/>
    </style:style>
    <style:style style:name="P3" style:family="paragraph" style:parent-style-name="Standard" style:list-style-name="WWNum2">
      <loext:graphic-properties draw:fill="solid" draw:fill-color="#ffffff"/>
      <style:paragraph-properties fo:margin-top="0.106cm" fo:margin-bottom="0.494cm" loext:contextual-spacing="false" style:line-height-at-least="0.609cm" fo:text-align="justify" style:justify-single-word="false" fo:background-color="#ffffff"/>
      <style:text-properties officeooo:paragraph-rsid="001daade"/>
    </style:style>
    <style:style style:name="P4" style:family="paragraph" style:parent-style-name="Standard" style:list-style-name="WWNum3">
      <loext:graphic-properties draw:fill="solid" draw:fill-color="#ffffff"/>
      <style:paragraph-properties fo:margin-top="0.106cm" fo:margin-bottom="0.494cm" loext:contextual-spacing="false" style:line-height-at-least="0.609cm" fo:text-align="justify" style:justify-single-word="false" fo:background-color="#ffffff"/>
      <style:text-properties officeooo:paragraph-rsid="001e3bd9"/>
    </style:style>
    <style:style style:name="P5" style:family="paragraph" style:parent-style-name="Standard" style:list-style-name="WWNum4">
      <loext:graphic-properties draw:fill="solid" draw:fill-color="#ffffff"/>
      <style:paragraph-properties fo:margin-top="0.106cm" fo:margin-bottom="0.494cm" loext:contextual-spacing="false" style:line-height-at-least="0.609cm" fo:text-align="justify" style:justify-single-word="false" fo:background-color="#ffffff"/>
      <style:text-properties officeooo:paragraph-rsid="0029a083"/>
    </style:style>
    <style:style style:name="P6" style:family="paragraph" style:parent-style-name="Standard" style:list-style-name="">
      <loext:graphic-properties draw:fill="solid" draw:fill-color="#ffffff"/>
      <style:paragraph-properties fo:margin-top="0.494cm" fo:margin-bottom="0.494cm" loext:contextual-spacing="false" style:line-height-at-least="0.55cm" fo:text-align="justify" style:justify-single-word="false" fo:background-color="#ffffff"/>
      <style:text-properties officeooo:paragraph-rsid="001daade"/>
    </style:style>
    <style:style style:name="P7"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officeooo:paragraph-rsid="0029a083"/>
    </style:style>
    <style:style style:name="P8" style:family="paragraph" style:parent-style-name="Standard">
      <style:paragraph-properties fo:margin-left="0.529cm" fo:margin-right="0cm" style:line-height-at-least="0.609cm" fo:text-align="justify" style:justify-single-word="false" fo:text-indent="0cm" style:auto-text-indent="false"/>
      <style:text-properties officeooo:paragraph-rsid="001f6b7d"/>
    </style:style>
    <style:style style:name="P9" style:family="paragraph" style:parent-style-name="Standard">
      <style:paragraph-properties fo:margin-left="0.529cm" fo:margin-right="0cm" style:line-height-at-least="0.609cm" fo:text-align="justify" style:justify-single-word="false" fo:text-indent="0cm" style:auto-text-indent="false"/>
      <style:text-properties officeooo:paragraph-rsid="0020b513"/>
    </style:style>
    <style:style style:name="P10" style:family="paragraph" style:parent-style-name="Standard">
      <style:paragraph-properties fo:margin-left="0.529cm" fo:margin-right="0cm" style:line-height-at-least="0.609cm" fo:text-align="justify" style:justify-single-word="false" fo:text-indent="0cm" style:auto-text-indent="false"/>
      <style:text-properties officeooo:rsid="00232f04" officeooo:paragraph-rsid="00232f04"/>
    </style:style>
    <style:style style:name="P11" style:family="paragraph" style:parent-style-name="Standard">
      <loext:graphic-properties draw:fill="solid" draw:fill-color="#ffffff"/>
      <style:paragraph-properties fo:margin-left="0.085cm" fo:margin-right="0.085cm" fo:margin-top="0cm" fo:margin-bottom="0.254cm" loext:contextual-spacing="false" style:line-height-at-least="0.635cm" fo:text-align="justify" style:justify-single-word="false" fo:text-indent="0cm" style:auto-text-indent="false" fo:background-color="#ffffff"/>
      <style:text-properties officeooo:paragraph-rsid="002fce8c"/>
    </style:style>
    <style:style style:name="P12" style:family="paragraph" style:parent-style-name="Standard">
      <loext:graphic-properties draw:fill="solid" draw:fill-color="#ffffff"/>
      <style:paragraph-properties fo:margin-left="0.085cm" fo:margin-right="0.085cm" fo:margin-top="0cm" fo:margin-bottom="0.254cm" loext:contextual-spacing="false" style:line-height-at-least="0.635cm" fo:text-align="justify" style:justify-single-word="false" fo:text-indent="0cm" style:auto-text-indent="false" fo:background-color="#ffffff"/>
      <style:text-properties officeooo:paragraph-rsid="0036ed7c"/>
    </style:style>
    <style:style style:name="P13" style:family="paragraph" style:parent-style-name="Standard">
      <loext:graphic-properties draw:fill="solid" draw:fill-color="#ffffff"/>
      <style:paragraph-properties fo:margin-left="0.085cm" fo:margin-right="0.085cm" fo:margin-top="0cm" fo:margin-bottom="0.254cm" loext:contextual-spacing="false" style:line-height-at-least="0.635cm" fo:text-align="justify" style:justify-single-word="false" fo:text-indent="0cm" style:auto-text-indent="false" fo:background-color="#ffffff"/>
      <style:text-properties officeooo:paragraph-rsid="003a3a9a"/>
    </style:style>
    <style:style style:name="P14" style:family="paragraph" style:parent-style-name="Standard" style:list-style-name="WWNum8">
      <loext:graphic-properties draw:fill="solid" draw:fill-color="#ffffff"/>
      <style:paragraph-properties fo:margin-left="1.355cm" fo:margin-right="0.085cm" fo:margin-top="0cm" fo:margin-bottom="0.254cm" loext:contextual-spacing="false" style:line-height-at-least="0.635cm" fo:text-align="justify" style:justify-single-word="false" fo:text-indent="-0.635cm" style:auto-text-indent="false" fo:background-color="#ffffff"/>
      <style:text-properties officeooo:paragraph-rsid="002fce8c"/>
    </style:style>
    <style:style style:name="P15" style:family="paragraph" style:parent-style-name="Standard" style:list-style-name="WWNum15">
      <loext:graphic-properties draw:fill="solid" draw:fill-color="#ffffff"/>
      <style:paragraph-properties fo:margin-left="1.355cm" fo:margin-right="0.085cm" fo:margin-top="0cm" fo:margin-bottom="0.254cm" loext:contextual-spacing="false" style:line-height-at-least="0.635cm" fo:text-align="justify" style:justify-single-word="false" fo:text-indent="-0.635cm" style:auto-text-indent="false" fo:background-color="#ffffff"/>
      <style:text-properties officeooo:paragraph-rsid="003a3a9a"/>
    </style:style>
    <style:style style:name="P16" style:family="paragraph" style:parent-style-name="Standard" style:list-style-name="WWNum10">
      <loext:graphic-properties draw:fill="solid" draw:fill-color="#ffffff"/>
      <style:paragraph-properties fo:margin-top="0.494cm" fo:margin-bottom="0.132cm" loext:contextual-spacing="false" style:line-height-at-least="0.635cm" fo:background-color="#ffffff"/>
      <style:text-properties officeooo:paragraph-rsid="0031c732"/>
    </style:style>
    <style:style style:name="P17" style:family="paragraph" style:parent-style-name="Standard" style:list-style-name="WWNum13">
      <loext:graphic-properties draw:fill="solid" draw:fill-color="#ffffff"/>
      <style:paragraph-properties fo:margin-top="0.494cm" fo:margin-bottom="0.132cm" loext:contextual-spacing="false" style:line-height-at-least="0.635cm" fo:background-color="#ffffff"/>
      <style:text-properties officeooo:paragraph-rsid="0036ed7c"/>
    </style:style>
    <style:style style:name="P18" style:family="paragraph" style:parent-style-name="Standard" style:list-style-name="WWNum14">
      <loext:graphic-properties draw:fill="solid" draw:fill-color="#ffffff"/>
      <style:paragraph-properties fo:margin-top="0.494cm" fo:margin-bottom="0.132cm" loext:contextual-spacing="false" style:line-height-at-least="0.635cm" fo:background-color="#ffffff"/>
      <style:text-properties officeooo:paragraph-rsid="0036ed7c"/>
    </style:style>
    <style:style style:name="P19" style:family="paragraph" style:parent-style-name="Standard">
      <style:paragraph-properties fo:margin-top="0cm" fo:margin-bottom="0cm" loext:contextual-spacing="false" fo:line-height="100%"/>
      <style:text-properties officeooo:paragraph-rsid="0036ed7c"/>
    </style:style>
    <style:style style:name="P20" style:family="paragraph" style:parent-style-name="Text_20_body" style:list-style-name="L1"/>
    <style:style style:name="P21" style:family="paragraph" style:parent-style-name="Text_20_body" style:list-style-name="L1">
      <style:paragraph-properties fo:margin-top="0cm" fo:margin-bottom="0cm" loext:contextual-spacing="false"/>
    </style:style>
    <style:style style:name="P22" style:family="paragraph" style:parent-style-name="Preformatted_20_Text">
      <style:text-properties officeooo:rsid="000e5c6c" officeooo:paragraph-rsid="000e5c6c"/>
    </style:style>
    <style:style style:name="P23" style:family="paragraph" style:parent-style-name="Preformatted_20_Text">
      <style:text-properties officeooo:rsid="000fa57b" officeooo:paragraph-rsid="000fa57b"/>
    </style:style>
    <style:style style:name="P24" style:family="paragraph" style:parent-style-name="Preformatted_20_Text">
      <style:text-properties officeooo:rsid="000fa57b" officeooo:paragraph-rsid="00113b73"/>
    </style:style>
    <style:style style:name="P25" style:family="paragraph" style:parent-style-name="Preformatted_20_Text">
      <style:text-properties officeooo:rsid="00113b73" officeooo:paragraph-rsid="00113b73"/>
    </style:style>
    <style:style style:name="P26" style:family="paragraph" style:parent-style-name="Preformatted_20_Text">
      <style:text-properties officeooo:rsid="00113b73" officeooo:paragraph-rsid="0014ec79"/>
    </style:style>
    <style:style style:name="P27" style:family="paragraph" style:parent-style-name="Preformatted_20_Text">
      <style:text-properties officeooo:rsid="00113b73" officeooo:paragraph-rsid="001510bc"/>
    </style:style>
    <style:style style:name="P28" style:family="paragraph" style:parent-style-name="Preformatted_20_Text">
      <style:text-properties officeooo:paragraph-rsid="001510bc"/>
    </style:style>
    <style:style style:name="P29" style:family="paragraph" style:parent-style-name="Preformatted_20_Text">
      <style:text-properties fo:font-size="12pt" officeooo:rsid="00199368" officeooo:paragraph-rsid="00199368" style:font-size-asian="12pt" style:font-size-complex="12pt"/>
    </style:style>
    <style:style style:name="P30" style:family="paragraph" style:parent-style-name="Preformatted_20_Text">
      <style:text-properties fo:font-size="12pt" officeooo:rsid="001daade" officeooo:paragraph-rsid="001daade" style:font-size-asian="12pt" style:font-size-complex="12pt"/>
    </style:style>
    <style:style style:name="P31" style:family="paragraph" style:parent-style-name="Preformatted_20_Text">
      <style:text-properties fo:font-size="12pt" officeooo:rsid="001e3bd9" officeooo:paragraph-rsid="001e3bd9" style:font-size-asian="12pt" style:font-size-complex="12pt"/>
    </style:style>
    <style:style style:name="P32" style:family="paragraph" style:parent-style-name="Preformatted_20_Text">
      <style:text-properties fo:font-size="12pt" officeooo:rsid="001f6b7d" officeooo:paragraph-rsid="001f6b7d" style:font-size-asian="12pt" style:font-size-complex="12pt"/>
    </style:style>
    <style:style style:name="P33" style:family="paragraph" style:parent-style-name="Preformatted_20_Text">
      <style:text-properties fo:font-size="12pt" officeooo:rsid="002475fe" officeooo:paragraph-rsid="002475fe" style:font-size-asian="12pt" style:font-size-complex="12pt"/>
    </style:style>
    <style:style style:name="P34" style:family="paragraph" style:parent-style-name="Preformatted_20_Text">
      <style:text-properties fo:font-size="12pt" officeooo:rsid="0026c5bb" officeooo:paragraph-rsid="0027ff35" style:font-size-asian="12pt" style:font-size-complex="12pt"/>
    </style:style>
    <style:style style:name="P35" style:family="paragraph" style:parent-style-name="Preformatted_20_Text">
      <style:text-properties fo:font-size="12pt" officeooo:rsid="00289da3" officeooo:paragraph-rsid="00289da3" style:font-size-asian="12pt" style:font-size-complex="12pt"/>
    </style:style>
    <style:style style:name="P36" style:family="paragraph" style:parent-style-name="Preformatted_20_Text">
      <style:text-properties fo:font-size="12pt" officeooo:rsid="0028d3eb" officeooo:paragraph-rsid="0029a083" style:font-size-asian="12pt" style:font-size-complex="12pt"/>
    </style:style>
    <style:style style:name="P37" style:family="paragraph" style:parent-style-name="Preformatted_20_Text">
      <style:text-properties fo:font-size="12pt" officeooo:rsid="0029c5f1" officeooo:paragraph-rsid="002ae762" style:font-size-asian="12pt" style:font-size-complex="12pt"/>
    </style:style>
    <style:style style:name="P38" style:family="paragraph" style:parent-style-name="Preformatted_20_Text">
      <style:text-properties fo:font-size="12pt" officeooo:rsid="002b4989" officeooo:paragraph-rsid="002ce6dc" style:font-size-asian="12pt" style:font-size-complex="12pt"/>
    </style:style>
    <style:style style:name="P39" style:family="paragraph" style:parent-style-name="Preformatted_20_Text">
      <style:text-properties fo:font-size="12pt" officeooo:rsid="002b4989" officeooo:paragraph-rsid="0030317e" style:font-size-asian="12pt" style:font-size-complex="12pt"/>
    </style:style>
    <style:style style:name="P40" style:family="paragraph" style:parent-style-name="Preformatted_20_Text">
      <style:text-properties fo:font-size="12pt" officeooo:rsid="002b4989" officeooo:paragraph-rsid="0031c732" style:font-size-asian="12pt" style:font-size-complex="12pt"/>
    </style:style>
    <style:style style:name="P41" style:family="paragraph" style:parent-style-name="Preformatted_20_Text" style:list-style-name="WWNum10">
      <style:text-properties fo:font-size="12pt" officeooo:rsid="002b4989" officeooo:paragraph-rsid="0031c732" style:font-size-asian="12pt" style:font-size-complex="12pt"/>
    </style:style>
    <style:style style:name="P42" style:family="paragraph" style:parent-style-name="Preformatted_20_Text">
      <style:text-properties fo:font-size="12pt" officeooo:rsid="002ce6dc" officeooo:paragraph-rsid="002e377d" style:font-size-asian="12pt" style:font-size-complex="12pt"/>
    </style:style>
    <style:style style:name="P43" style:family="paragraph" style:parent-style-name="Preformatted_20_Text">
      <style:text-properties fo:font-size="12pt" officeooo:rsid="002e377d" officeooo:paragraph-rsid="002e377d" style:font-size-asian="12pt" style:font-size-complex="12pt"/>
    </style:style>
    <style:style style:name="P44" style:family="paragraph" style:parent-style-name="Preformatted_20_Text">
      <style:text-properties fo:font-size="12pt" officeooo:rsid="002fce8c" officeooo:paragraph-rsid="002fce8c" style:font-size-asian="12pt" style:font-size-complex="12pt"/>
    </style:style>
    <style:style style:name="P45" style:family="paragraph" style:parent-style-name="Preformatted_20_Text">
      <style:text-properties fo:font-size="12pt" officeooo:rsid="0030317e" officeooo:paragraph-rsid="0030317e" style:font-size-asian="12pt" style:font-size-complex="12pt"/>
    </style:style>
    <style:style style:name="P46" style:family="paragraph" style:parent-style-name="Preformatted_20_Text">
      <style:text-properties fo:font-size="12pt" officeooo:rsid="0030317e" officeooo:paragraph-rsid="0035aa7a" style:font-size-asian="12pt" style:font-size-complex="12pt"/>
    </style:style>
    <style:style style:name="P47" style:family="paragraph" style:parent-style-name="Preformatted_20_Text">
      <style:text-properties fo:font-size="12pt" officeooo:rsid="0035aa7a" officeooo:paragraph-rsid="0035aa7a" style:font-size-asian="12pt" style:font-size-complex="12pt"/>
    </style:style>
    <style:style style:name="P48" style:family="paragraph" style:parent-style-name="Preformatted_20_Text">
      <style:text-properties fo:font-size="12pt" officeooo:rsid="0035aa7a" officeooo:paragraph-rsid="0036ed7c" style:font-size-asian="12pt" style:font-size-complex="12pt"/>
    </style:style>
    <style:style style:name="P49" style:family="paragraph" style:parent-style-name="Preformatted_20_Text">
      <style:text-properties fo:font-size="12pt" officeooo:rsid="0036ed7c" officeooo:paragraph-rsid="0036ed7c" style:font-size-asian="12pt" style:font-size-complex="12pt"/>
    </style:style>
    <style:style style:name="P50" style:family="paragraph" style:parent-style-name="Preformatted_20_Text" style:list-style-name="WWNum14">
      <style:text-properties fo:font-size="12pt" officeooo:rsid="0036ed7c" officeooo:paragraph-rsid="0036ed7c" style:font-size-asian="12pt" style:font-size-complex="12pt"/>
    </style:style>
    <style:style style:name="P51" style:family="paragraph" style:parent-style-name="Preformatted_20_Text">
      <style:text-properties fo:font-size="12pt" officeooo:rsid="003a3a9a" officeooo:paragraph-rsid="003a3a9a" style:font-size-asian="12pt" style:font-size-complex="12pt"/>
    </style:style>
    <style:style style:name="P52" style:family="paragraph" style:parent-style-name="Preformatted_20_Text">
      <style:text-properties fo:font-size="12pt" style:text-underline-style="solid" style:text-underline-width="auto" style:text-underline-color="font-color" fo:font-weight="bold" officeooo:rsid="00199368" officeooo:paragraph-rsid="00199368" style:font-size-asian="12pt" style:font-weight-asian="bold" style:font-size-complex="12pt" style:font-weight-complex="bold"/>
    </style:style>
    <style:style style:name="P53" style:family="paragraph" style:parent-style-name="Heading_20_3">
      <loext:graphic-properties draw:fill="solid" draw:fill-color="#ffffff"/>
      <style:paragraph-properties style:line-height-at-least="0.55cm" fo:text-align="justify" style:justify-single-word="false" fo:background-color="#ffffff"/>
      <style:text-properties officeooo:paragraph-rsid="001daade"/>
    </style:style>
    <style:style style:name="P54" style:family="paragraph" style:parent-style-name="Heading_20_3">
      <loext:graphic-properties draw:fill="solid" draw:fill-color="#ffffff"/>
      <style:paragraph-properties style:line-height-at-least="0.55cm" fo:text-align="justify" style:justify-single-word="false" fo:background-color="#ffffff"/>
      <style:text-properties officeooo:paragraph-rsid="002ae762"/>
    </style:style>
    <style:style style:name="P55" style:family="paragraph" style:parent-style-name="Normal_20__28_Web_29_">
      <loext:graphic-properties draw:fill="solid" draw:fill-color="#ffffff"/>
      <style:paragraph-properties fo:text-align="justify" style:justify-single-word="false" fo:background-color="#ffffff"/>
      <style:text-properties officeooo:paragraph-rsid="002ae762"/>
    </style:style>
    <style:style style:name="T1" style:family="text">
      <style:text-properties officeooo:rsid="00113b73"/>
    </style:style>
    <style:style style:name="T2" style:family="text">
      <style:text-properties officeooo:rsid="0012d9ac"/>
    </style:style>
    <style:style style:name="T3" style:family="text">
      <style:text-properties officeooo:rsid="0014ec79"/>
    </style:style>
    <style:style style:name="T4" style:family="text">
      <style:text-properties officeooo:rsid="001510b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610b4b" style:font-name="Helvetica" fo:font-size="16pt" fo:font-weight="normal" style:font-size-asian="16pt" style:font-weight-asian="normal" style:font-name-complex="Helvetica1" style:font-size-complex="16pt" style:font-weight-complex="normal"/>
    </style:style>
    <style:style style:name="T8" style:family="text">
      <style:text-properties fo:color="#610b4b" style:font-name="Helvetica" fo:font-size="16pt" fo:font-weight="normal" officeooo:rsid="001daade" style:font-size-asian="16pt" style:font-weight-asian="normal" style:font-name-complex="Helvetica1" style:font-size-complex="16pt" style:font-weight-complex="normal"/>
    </style:style>
    <style:style style:name="T9" style:family="text">
      <style:text-properties fo:color="#610b4b" style:font-name="Helvetica" fo:font-size="16pt" fo:font-weight="normal" officeooo:rsid="002ae762" style:font-size-asian="16pt" style:font-weight-asian="normal" style:font-name-complex="Helvetica1" style:font-size-complex="16pt" style:font-weight-complex="normal"/>
    </style:style>
    <style:style style:name="T10" style:family="text">
      <style:text-properties fo:color="#610b4b" style:font-name="Helvetica" fo:font-size="16pt" fo:font-weight="normal" style:font-name-asian="Times New Roman1" style:font-size-asian="16pt" style:font-weight-asian="normal" style:font-name-complex="Helvetica1" style:font-size-complex="16pt" style:font-weight-complex="normal"/>
    </style:style>
    <style:style style:name="T11" style:family="text">
      <style:text-properties fo:color="#610b4b" style:font-name="Helvetica" fo:font-size="16pt" fo:font-weight="normal" style:font-name-asian="Times New Roman1" style:font-size-asian="16pt" style:font-weight-asian="normal" style:font-name-complex="Helvetica1" style:font-size-complex="16pt" style:font-weight-complex="normal" loext:padding="0cm" loext:border="none"/>
    </style:style>
    <style:style style:name="T12" style:family="text">
      <style:text-properties fo:color="#610b4b" style:font-name="Helvetica" fo:font-size="16pt" fo:font-weight="normal" officeooo:rsid="0031c732" style:font-name-asian="Times New Roman1" style:font-size-asian="16pt" style:font-weight-asian="normal" style:font-name-complex="Helvetica1" style:font-size-complex="16pt" style:font-weight-complex="normal"/>
    </style:style>
    <style:style style:name="T13" style:family="text">
      <style:text-properties fo:color="#610b4b" style:font-name="Helvetica" fo:font-size="16pt" style:font-name-asian="Times New Roman1" style:font-size-asian="16pt" style:font-name-complex="Helvetica1" style:font-size-complex="16pt"/>
    </style:style>
    <style:style style:name="T14" style:family="text">
      <style:text-properties fo:color="#610b4b" style:font-name="Helvetica" fo:font-size="16pt" officeooo:rsid="001daade" style:font-name-asian="Times New Roman1" style:font-size-asian="16pt" style:font-name-complex="Helvetica1" style:font-size-complex="16pt"/>
    </style:style>
    <style:style style:name="T15" style:family="text">
      <style:text-properties fo:color="#610b4b" style:font-name="Helvetica" fo:font-weight="normal" style:font-name-asian="Times New Roman1" style:font-weight-asian="normal" style:font-name-complex="Helvetica1" style:font-weight-complex="normal"/>
    </style:style>
    <style:style style:name="T16" style:family="text">
      <style:text-properties fo:color="#610b4b" style:font-name="Abyssinica SIL" fo:font-size="16pt" fo:font-weight="bold" style:font-name-asian="Times New Roman1" style:font-size-asian="16pt" style:font-weight-asian="bold" style:font-name-complex="Helvetica1" style:font-size-complex="16pt" style:font-weight-complex="bold"/>
    </style:style>
    <style:style style:name="T17" style:family="text">
      <style:text-properties fo:color="#000000" style:font-name="Verdana" fo:font-size="10pt" style:font-size-asian="10pt" style:font-size-complex="10pt"/>
    </style:style>
    <style:style style:name="T18" style:family="text">
      <style:text-properties fo:color="#000000" style:font-name="Verdana" fo:font-size="10pt" officeooo:rsid="0020b513" style:font-size-asian="10pt" style:font-size-complex="10pt"/>
    </style:style>
    <style:style style:name="T19" style:family="text">
      <style:text-properties fo:color="#000000" style:font-name="Verdana" fo:font-size="10pt" officeooo:rsid="00227562" style:font-size-asian="10pt" style:font-size-complex="10pt"/>
    </style:style>
    <style:style style:name="T20" style:family="text">
      <style:text-properties fo:color="#000000" style:font-name="Verdana" fo:font-size="10pt" style:font-name-asian="Times New Roman1" style:font-size-asian="10pt" style:font-name-complex="Times New Roman1" style:font-size-complex="10pt"/>
    </style:style>
    <style:style style:name="T21" style:family="text">
      <style:text-properties fo:color="#000000" style:font-name="Verdana" fo:font-size="10pt" fo:font-weight="bold" style:font-size-asian="10pt" style:font-weight-asian="bold" style:font-size-complex="10pt" style:font-weight-complex="bold"/>
    </style:style>
    <style:style style:name="T22" style:family="text">
      <style:text-properties fo:color="#000000" style:font-name="Verdana" fo:font-size="10pt" fo:font-weight="bold" officeooo:rsid="001f6b7d" style:font-size-asian="10pt" style:font-weight-asian="bold" style:font-size-complex="10pt" style:font-weight-complex="bold"/>
    </style:style>
    <style:style style:name="T23" style:family="text">
      <style:text-properties fo:color="#000000" style:font-name="Verdana" fo:font-size="10pt" fo:font-weight="normal" style:font-name-asian="Times New Roman1" style:font-size-asian="10pt" style:font-weight-asian="normal" style:font-name-complex="Times New Roman1" style:font-size-complex="10pt" style:font-weight-complex="normal"/>
    </style:style>
    <style:style style:name="T24" style:family="text">
      <style:text-properties fo:color="#000000" style:font-name="Verdana" fo:font-size="10pt" fo:font-weight="normal" officeooo:rsid="0029a083" style:font-name-asian="Times New Roman1" style:font-size-asian="10pt" style:font-weight-asian="normal" style:font-name-complex="Times New Roman1" style:font-size-complex="10pt" style:font-weight-complex="normal"/>
    </style:style>
    <style:style style:name="T25" style:family="text">
      <style:text-properties fo:color="#000000" style:font-name="Verdana" fo:font-size="10pt" fo:font-weight="normal" style:font-name-asian="Times New Roman1" style:font-size-asian="10pt" style:font-weight-asian="normal" style:font-name-complex="Times New Roman1" style:font-size-complex="10pt" style:font-weight-complex="normal" loext:padding="0cm" loext:border="none"/>
    </style:style>
    <style:style style:name="T26" style:family="text">
      <style:text-properties fo:color="#000000" style:font-name="Verdana" fo:font-weight="normal" style:font-name-asian="Times New Roman1" style:font-weight-asian="normal" style:font-name-complex="Helvetica1" style:font-weight-complex="normal"/>
    </style:style>
    <style:style style:name="T27" style:family="text">
      <style:text-properties fo:color="#000000" style:font-name="Verdana" fo:font-size="10.5pt" style:font-name-asian="Times New Roman1" style:font-size-asian="10.5pt" style:font-name-complex="Times New Roman1" style:font-size-complex="10.5pt"/>
    </style:style>
    <style:style style:name="T28" style:family="text">
      <style:text-properties fo:color="#000000" style:font-name="Verdana" fo:font-size="10.5pt" fo:font-weight="normal" style:font-name-asian="Times New Roman1" style:font-size-asian="10.5pt" style:font-weight-asian="normal" style:font-name-complex="Times New Roman1" style:font-size-complex="10.5pt" style:font-weight-complex="normal" loext:padding="0cm" loext:border="none"/>
    </style:style>
    <style:style style:name="T29" style:family="text">
      <style:text-properties fo:color="#000000" style:font-name="Verdana" fo:font-size="10.5pt" fo:font-weight="normal" style:font-name-asian="Times New Roman1" style:font-size-asian="10.5pt" style:font-weight-asian="normal" style:font-name-complex="Times New Roman1" style:font-size-complex="10.5pt" style:font-weight-complex="normal"/>
    </style:style>
    <style:style style:name="T30" style:family="text">
      <style:text-properties fo:color="#000000" style:font-name="Verdana" fo:font-size="10.5pt" fo:font-weight="normal" officeooo:rsid="0031c732" style:font-name-asian="Times New Roman1" style:font-size-asian="10.5pt" style:font-weight-asian="normal" style:font-name-complex="Times New Roman1" style:font-size-complex="10.5pt" style:font-weight-complex="normal"/>
    </style:style>
    <style:style style:name="T31" style:family="text">
      <style:text-properties fo:color="#000000" style:font-name="Verdana" fo:font-size="10.5pt" fo:font-weight="normal" officeooo:rsid="0030317e" style:font-name-asian="Times New Roman1" style:font-size-asian="10.5pt" style:font-weight-asian="normal" style:font-name-complex="Times New Roman1" style:font-size-complex="10.5pt" style:font-weight-complex="normal" loext:padding="0cm" loext:border="none"/>
    </style:style>
    <style:style style:name="T32" style:family="text">
      <style:text-properties fo:color="#000000" style:font-name="Verdana" fo:font-size="10.5pt" fo:font-style="italic" fo:font-weight="normal" style:font-name-asian="Times New Roman1" style:font-size-asian="10.5pt" style:font-style-asian="italic" style:font-weight-asian="normal" style:font-name-complex="Times New Roman1" style:font-size-complex="10.5pt" style:font-style-complex="italic" style:font-weight-complex="normal" loext:padding="0cm" loext:border="none"/>
    </style:style>
    <style:style style:name="T33" style:family="text">
      <style:text-properties fo:color="#000000" style:font-name="Verdana" fo:font-size="10.5pt" fo:font-weight="bold" style:font-name-asian="Times New Roman1" style:font-size-asian="10.5pt" style:font-weight-asian="bold" style:font-name-complex="Times New Roman1" style:font-size-complex="10.5pt" style:font-weight-complex="bold"/>
    </style:style>
    <style:style style:name="T34" style:family="text">
      <style:text-properties fo:color="#000000" style:font-name="Verdana" fo:font-size="10.5pt" fo:font-weight="bold" style:font-name-asian="Times New Roman1" style:font-size-asian="10.5pt" style:font-weight-asian="bold" style:font-name-complex="Times New Roman1" style:font-size-complex="10.5pt" style:font-weight-complex="bold" loext:padding="0cm" loext:border="none"/>
    </style:style>
    <style:style style:name="T35" style:family="text">
      <style:text-properties fo:color="#000000" fo:font-size="13pt" fo:font-weight="bold" style:font-size-asian="13pt" style:font-weight-asian="bold" style:font-size-complex="13pt" style:font-weight-complex="bold"/>
    </style:style>
    <style:style style:name="T36" style:family="text">
      <style:text-properties fo:color="#000000" style:font-name="Abyssinica SIL" fo:font-weight="normal" style:font-name-asian="Times New Roman1" style:font-weight-asian="normal" style:font-name-complex="Helvetica1" style:font-weight-complex="normal"/>
    </style:style>
    <style:style style:name="T37" style:family="text">
      <style:text-properties fo:color="#000000" style:font-name="Times New Roman" fo:font-weight="normal" style:font-name-asian="Times New Roman1" style:font-weight-asian="normal" style:font-name-complex="Times New Roman1" style:font-weight-complex="normal" loext:padding="0cm" loext:border="none"/>
    </style:style>
    <style:style style:name="T38" style:family="text">
      <style:text-properties fo:color="#000000" style:font-name="Times New Roman" fo:font-weight="normal" officeooo:rsid="0030317e" style:font-name-asian="Times New Roman1" style:font-weight-asian="normal" style:font-name-complex="Times New Roman1" style:font-weight-complex="normal" loext:padding="0cm" loext:border="none"/>
    </style:style>
    <style:style style:name="T39" style:family="text">
      <style:text-properties fo:color="#000000" style:font-name="Times New Roman" fo:font-size="8.5pt" fo:font-style="italic" fo:font-weight="normal" style:font-name-asian="Times New Roman1" style:font-size-asian="8.5pt" style:font-style-asian="italic" style:font-weight-asian="normal" style:font-name-complex="Times New Roman1" style:font-size-complex="8.5pt" style:font-style-complex="italic" style:font-weight-complex="normal" loext:padding="0cm" loext:border="none"/>
    </style:style>
    <style:style style:name="T40" style:family="text">
      <style:text-properties style:font-name="Abyssinica SIL"/>
    </style:style>
    <style:style style:name="T41" style:family="text">
      <style:text-properties style:font-name="Abyssinica SIL" fo:font-weight="bold"/>
    </style:style>
    <style:style style:name="T42" style:family="text">
      <style:text-properties officeooo:rsid="002ce6dc"/>
    </style:style>
    <style:style style:name="T43" style:family="text">
      <style:text-properties fo:color="#006699" style:font-name="Verdana" fo:font-size="10pt" fo:font-weight="bold" style:font-name-asian="Times New Roman1" style:font-size-asian="10pt" style:font-weight-asian="bold" style:font-name-complex="Times New Roman1" style:font-size-complex="10pt" style:font-weight-complex="bold" loext:padding="0cm" loext:border="none"/>
    </style:style>
    <style:style style:name="T44" style:family="text">
      <style:text-properties style:font-name="Times New Roman" fo:font-size="12pt" style:font-name-asian="Times New Roman1" style:font-size-asian="12pt" style:font-name-complex="Times New Roman1" style:font-size-complex="12pt"/>
    </style:style>
    <style:style style:name="T45" style:family="text">
      <style:text-properties style:font-name="Times New Roman" fo:font-size="12pt" officeooo:rsid="0038deb3" style:font-name-asian="Times New Roman1" style:font-size-asian="12pt" style:font-name-complex="Times New Roman1" style:font-size-complex="12pt"/>
    </style:style>
    <style:style style:name="T46" style:family="text">
      <style:text-properties officeooo:rsid="003627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ven Interview Questions:</text:p>
      <text:p text:style-name="P22"/>
      <text:p text:style-name="P23">1. What is maven?</text:p>
      <text:p text:style-name="P24"><text:tab/><text:span text:style-name="T1">Maven is a project management tool that is based on POM (project object model). It is used for projects build, dependency and documentation.</text:span></text:p>
      <text:p text:style-name="P25">2. How to set documentation fot project using maven?</text:p>
      <text:p text:style-name="P25">Go to pom.xml and add reporting plugin under &lt;reporting&gt; &lt;plugins? &lt;plugin&gt;</text:p>
      <text:p text:style-name="P25"><text:tab/>Ex: ---&gt; open pom.xml</text:p>
      <text:p text:style-name="P25"><text:tab/><text:tab/>---&gt; Add below lines to the file:</text:p>
      <text:p text:style-name="P25"><text:tab/><text:tab/><text:tab/>&lt;reporting&gt;</text:p>
      <text:p text:style-name="P25"><text:tab/><text:tab/><text:tab/><text:tab/>&lt;plugins&gt;</text:p>
      <text:p text:style-name="P25"><text:tab/><text:tab/><text:tab/><text:tab/><text:tab/>&lt;plugin&gt;</text:p>
      <text:p text:style-name="P25"><text:tab/><text:tab/><text:tab/><text:tab/><text:tab/> <text:s text:c="2"/>&lt;groupId&gt;<text:span text:style-name="T2">org.apache.maven.plugins</text:span>&lt;/groupId&gt;</text:p>
      <text:p text:style-name="P25"><text:tab/><text:tab/><text:tab/><text:tab/><text:tab/> <text:s text:c="2"/>&lt;artifactId&gt;<text:span text:style-name="T2">maven-javadoc-plugin</text:span>&lt;/artifactId&gt;</text:p>
      <text:p text:style-name="P25"><text:tab/><text:tab/><text:tab/><text:tab/><text:tab/> <text:s text:c="2"/>&lt;version&gt;<text:span text:style-name="T2">2.10.4</text:span>&lt;/version&gt;</text:p>
      <text:p text:style-name="P25"><text:tab/><text:tab/><text:tab/><text:tab/><text:tab/>&lt;/plugin&gt;</text:p>
      <text:p text:style-name="P25"><text:tab/><text:tab/><text:tab/><text:tab/>&lt;/plugins&gt;</text:p>
      <text:p text:style-name="P25"><text:tab/><text:tab/><text:tab/>&lt;/reporting&gt;</text:p>
      <text:p text:style-name="P26"><text:tab/>----<text:span text:style-name="T3">&gt; run $ mvn clean site<text:tab/></text:span></text:p>
      <text:p text:style-name="P27"><text:span text:style-name="T3"><text:tab/>----&gt; Open project folder and open index.html, here we can find the report</text:span></text:p>
      <text:p text:style-name="P27"><text:span text:style-name="T4">3. What is the build life cycle in maven&gt;</text:span></text:p>
      <text:p text:style-name="P28"><text:span text:style-name="T4"><text:tab/></text:span>Maven comes with 3 bui<text:span text:style-name="T4">lt-in(standard) </text:span>build life cycles as shown below :</text:p>
      <text:list xml:id="list6703892749293104848" text:style-name="L1">
        <text:list-item>
          <text:p text:style-name="P21"><text:span text:style-name="T5">Clean</text:span> - this phase involves cleaning of the project (for a fresh build &amp; deployment) </text:p>
        </text:list-item>
        <text:list-item>
          <text:p text:style-name="P21"><text:span text:style-name="T5">Default</text:span> - this phase handles the complete deployment of the project </text:p>
        </text:list-item>
        <text:list-item>
          <text:p text:style-name="P20"><text:span text:style-name="T5">Site</text:span> - this phase handles the generating the java documentation of the project. </text:p>
        </text:list-item>
      </text:list>
      <text:p text:style-name="P52"><text:span text:style-name="T46">Build phases in </text:span>Life cycles:</text:p>
      <text:p text:style-name="P29"><text:span text:style-name="T6">◾validate </text:span>- validate the project is correct and all necessary information is available</text:p>
      <text:p text:style-name="P29"><text:span text:style-name="T6">◾compile</text:span> - compile the source code of the project</text:p>
      <text:p text:style-name="P29"><text:span text:style-name="T6">◾test</text:span> - test the compiled source code using a suitable unit testing framework. These</text:p>
      <text:p text:style-name="P29">tests should not require the code be packaged or deployed</text:p>
      <text:p text:style-name="P29"><text:span text:style-name="T6">◾package</text:span> - take the compiled code and package it in its distributable format, such as a</text:p>
      <text:p text:style-name="P29">JAR.</text:p>
      <text:p text:style-name="P29"><text:span text:style-name="T6">◾integration-test</text:span> - process and deploy the package if necessary into an environment</text:p>
      <text:p text:style-name="P29">where integration tests can be run</text:p>
      <text:p text:style-name="P29"><text:span text:style-name="T6">◾verify </text:span>- run any checks to verify the package is valid and meets quality criteria</text:p>
      <text:p text:style-name="P29"><text:span text:style-name="T6">◾install </text:span>- install the package into the local repository, for use as a dependency in other</text:p>
      <text:p text:style-name="P29">projects locally</text:p>
      <text:p text:style-name="P29"><text:span text:style-name="T6">◾Deploy</text:span> - done in an integration or release environment, copies the final package to</text:p>
      <text:p text:style-name="P29">the remote repository for sharing with other developers and projects.</text:p>
      <text:p text:style-name="P30">4.<text:span text:style-name="T7">What aspects are managed by Maven?</text:span></text:p>
      <text:list xml:id="list7343607790063163840" text:style-name="WWNum1">
        <text:list-item>
          <text:p text:style-name="P2"><text:span text:style-name="T17">Builds</text:span></text:p>
        </text:list-item>
        <text:list-item>
          <text:p text:style-name="P2"><text:span text:style-name="T17">Documentation</text:span></text:p>
        </text:list-item>
        <text:list-item>
          <text:p text:style-name="P2"><text:span text:style-name="T17">Reporing</text:span></text:p>
        </text:list-item>
        <text:list-item>
          <text:p text:style-name="P2"><text:soft-page-break/><text:span text:style-name="T17">SCMs</text:span></text:p>
        </text:list-item>
        <text:list-item>
          <text:p text:style-name="P2"><text:span text:style-name="T17">Releases</text:span></text:p>
        </text:list-item>
        <text:list-item>
          <text:p text:style-name="P2"><text:span text:style-name="T17">Distribution</text:span></text:p>
        </text:list-item>
      </text:list>
      <text:h text:style-name="P6" text:outline-level="3"><text:span text:style-name="T14">5.</text:span><text:span text:style-name="T13">What are the advantages of Maven?</text:span></text:h>
      <text:list xml:id="list7478231970534732862" text:style-name="WWNum2">
        <text:list-item>
          <text:p text:style-name="P3"><text:span text:style-name="T20">No need to add jar file in each project</text:span></text:p>
        </text:list-item>
        <text:list-item>
          <text:p text:style-name="P3"><text:span text:style-name="T20">Creates right directory structure</text:span></text:p>
        </text:list-item>
        <text:list-item>
          <text:p text:style-name="P3"><text:span text:style-name="T20">Builds and deploys the project</text:span></text:p>
        </text:list-item>
      </text:list>
      <text:h text:style-name="P53" text:outline-level="3"><text:span text:style-name="T8">6.</text:span><text:span text:style-name="T7">What is the command to check the maven version?</text:span></text:h>
      <text:p text:style-name="P30"><text:span text:style-name="T17">mvn –version</text:span></text:p>
      <text:p text:style-name="P31"><text:span text:style-name="T17">7. </text:span><text:span text:style-name="T13">What does the build tool?</text:span></text:p>
      <text:list xml:id="list3998318221764310702" text:style-name="WWNum3">
        <text:list-item>
          <text:p text:style-name="P4"><text:span text:style-name="T20">Generates source code (if auto-generated code is used)</text:span></text:p>
        </text:list-item>
        <text:list-item>
          <text:p text:style-name="P4"><text:span text:style-name="T20">Generates documentation from source code</text:span></text:p>
        </text:list-item>
        <text:list-item>
          <text:p text:style-name="P4"><text:span text:style-name="T20">Compiles source code</text:span></text:p>
        </text:list-item>
        <text:list-item>
          <text:p text:style-name="P4"><text:span text:style-name="T20">Packages compiled code into JAR of ZIP file</text:span></text:p>
        </text:list-item>
      </text:list>
      <text:p text:style-name="P31"><text:span text:style-name="T20">Installs the packaged code in local repository, server repository, or central repository.</text:span></text:p>
      <text:p text:style-name="P32"><text:span text:style-name="T20">8.</text:span><text:span text:style-name="T10">What is the difference between Ant and Maven?</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5">Ant</text:span></text:p>
          </table:table-cell>
          <table:table-cell table:style-name="Table1.B1" office:value-type="string">
            <text:p text:style-name="P1"><text:span text:style-name="T35">Maven</text:span></text:p>
          </table:table-cell>
        </table:table-row>
        <table:table-row table:style-name="Table1.1">
          <table:table-cell table:style-name="Table1.A2" office:value-type="string">
            <text:p text:style-name="P8"><text:span text:style-name="T19">1.</text:span><text:span text:style-name="T17">It is </text:span><text:span text:style-name="T21">a tool</text:span><text:span text:style-name="T17"> box.</text:span></text:p>
          </table:table-cell>
          <table:table-cell table:style-name="Table1.A2" office:value-type="string">
            <text:p text:style-name="P8"><text:span text:style-name="T19">1.</text:span><text:span text:style-name="T17">It is </text:span><text:span text:style-name="T21">a framework</text:span><text:span text:style-name="T17">.</text:span></text:p>
          </table:table-cell>
        </table:table-row>
        <table:table-row table:style-name="Table1.1">
          <table:table-cell table:style-name="Table1.A3" office:value-type="string">
            <text:p text:style-name="P8"><text:span text:style-name="T19">2.</text:span><text:span text:style-name="T17">It is </text:span><text:span text:style-name="T21">mainly a build tool</text:span><text:span text:style-name="T17">.</text:span></text:p>
          </table:table-cell>
          <table:table-cell table:style-name="Table1.A3" office:value-type="string">
            <text:p text:style-name="P8"><text:span text:style-name="T19">2.</text:span><text:span text:style-name="T17">It is </text:span><text:span text:style-name="T21">mainly a project management tool</text:span><text:span text:style-name="T17">.</text:span></text:p>
          </table:table-cell>
        </table:table-row>
        <table:table-row table:style-name="Table1.1">
          <table:table-cell table:style-name="Table1.A2" office:value-type="string">
            <text:p text:style-name="P8"><text:span text:style-name="T19">3.</text:span><text:span text:style-name="T17">There is </text:span><text:span text:style-name="T21">no life cycle</text:span><text:span text:style-name="T17">.</text:span></text:p>
          </table:table-cell>
          <table:table-cell table:style-name="Table1.A2" office:value-type="string">
            <text:p text:style-name="P8"><text:span text:style-name="T19">3.</text:span><text:span text:style-name="T17">There is </text:span><text:span text:style-name="T21">life cycle</text:span><text:span text:style-name="T17">.</text:span></text:p>
          </table:table-cell>
        </table:table-row>
        <table:table-row table:style-name="Table1.1">
          <table:table-cell table:style-name="Table1.A3" office:value-type="string">
            <text:p text:style-name="P8"><text:span text:style-name="T19">4.</text:span><text:span text:style-name="T17">Ant </text:span><text:span text:style-name="T21">doesn't have formal conventions</text:span><text:span text:style-name="T17">.</text:span></text:p>
          </table:table-cell>
          <table:table-cell table:style-name="Table1.A3" office:value-type="string">
            <text:p text:style-name="P9"><text:span text:style-name="T19">4.</text:span><text:span text:style-name="T17">Maven </text:span><text:span text:style-name="T21">has a convention</text:span><text:span text:style-name="T17"> to place source code, com</text:span></text:p>
            <text:p text:style-name="P9"><text:span text:style-name="T17">piled code etc. </text:span><text:span text:style-name="T18">So we don’t need to provide informat</text:span></text:p>
            <text:p text:style-name="P9"><text:span text:style-name="T18">-on about the proect structurre in pom.xml.</text:span></text:p>
          </table:table-cell>
        </table:table-row>
        <table:table-row table:style-name="Table1.1">
          <table:table-cell table:style-name="Table1.A2" office:value-type="string">
            <text:p text:style-name="P8"><text:span text:style-name="T19">5.</text:span><text:span text:style-name="T17">Ant is </text:span><text:span text:style-name="T21">procedural: </text:span><text:span text:style-name="T22">we need to provide </text:span><text:soft-page-break/><text:span text:style-name="T22">information about what to do and when to do through code. We need to provide order.</text:span></text:p>
          </table:table-cell>
          <table:table-cell table:style-name="Table1.A2" office:value-type="string">
            <text:p text:style-name="P8"><text:span text:style-name="T19">5.</text:span><text:span text:style-name="T17">Maven is </text:span><text:span text:style-name="T21">declarative: </text:span><text:span text:style-name="T22">Means everything we def</text:span></text:p>
            <text:p text:style-name="P8"><text:soft-page-break/><text:span text:style-name="T22">-ne in the pom.xml</text:span></text:p>
          </table:table-cell>
        </table:table-row>
        <table:table-row table:style-name="Table1.1">
          <table:table-cell table:style-name="Table1.A3" office:value-type="string">
            <text:p text:style-name="P8"><text:span text:style-name="T19">6.</text:span><text:span text:style-name="T17">The ant scripts are </text:span><text:span text:style-name="T21">not reusable</text:span><text:span text:style-name="T17">.</text:span></text:p>
          </table:table-cell>
          <table:table-cell table:style-name="Table1.A3" office:value-type="string">
            <text:p text:style-name="P8"><text:span text:style-name="T19">6.</text:span><text:span text:style-name="T17">The maven plugins are </text:span><text:span text:style-name="T21">reusable</text:span><text:span text:style-name="T17">.</text:span></text:p>
          </table:table-cell>
        </table:table-row>
        <table:table-row table:style-name="Table1.1">
          <table:table-cell table:style-name="Table1.A8" office:value-type="string">
            <text:p text:style-name="P10">7.<text:span text:style-name="T40">It is </text:span><text:span text:style-name="T41">less preferred</text:span><text:span text:style-name="T40"> than Maven.</text:span></text:p>
          </table:table-cell>
          <table:table-cell table:style-name="Table1.A8" office:value-type="string">
            <text:p text:style-name="P8"/>
          </table:table-cell>
        </table:table-row>
      </table:table>
      <text:p text:style-name="P33"><text:span text:style-name="T10">9. </text:span><text:span text:style-name="T16">how do you create <text:s/>a jar/war file in mvn</text:span></text:p>
      <text:p text:style-name="P33"><text:span text:style-name="T16"><text:tab/></text:span><text:span text:style-name="T36">Specify “war” packaging at the top of your pom.xml.</text:span></text:p>
      <text:p text:style-name="P34"><text:span text:style-name="T36">10.</text:span><text:span text:style-name="T15">What is a MOJO?</text:span></text:p>
      <text:p text:style-name="P34"><text:span text:style-name="T26">A MOJO stands for Maven plain Old Java Object. Each MOJO is an executable goal in Maven, and a plugin is a distribution of one or more related MOJOs.</text:span></text:p>
      <text:p text:style-name="P35"><text:span text:style-name="T26">11. How to find and fix dependency, plugins in maven?</text:span></text:p>
      <text:p text:style-name="P35"><text:span text:style-name="T26"><text:tab/>We can find in mavenrepository.com and search for paritculars and copy paste the required details in pom.xml.</text:span></text:p>
      <text:p text:style-name="P35"><text:span text:style-name="T26"/></text:p>
      <text:p text:style-name="P36"><text:span text:style-name="T26">12.</text:span><text:span text:style-name="T15">What is repository?</text:span></text:p>
      <text:p text:style-name="P7"><text:span text:style-name="T20">A repository is a directory or place where all the jars and pom.xml file are stored. There are 3 types of repository in Maven:</text:span></text:p>
      <text:list xml:id="list2703504065238627598" text:style-name="WWNum4">
        <text:list-item>
          <text:p text:style-name="P5"><text:span text:style-name="T20">Local Repository</text:span></text:p>
        </text:list-item>
        <text:list-item>
          <text:p text:style-name="P5"><text:span text:style-name="T20">Central Repository</text:span></text:p>
        </text:list-item>
      </text:list>
      <text:p text:style-name="P36"><text:span text:style-name="T23"><text:s text:c="6"/></text:span><text:span text:style-name="T24">3. </text:span><text:span text:style-name="T23">Remote Repository</text:span></text:p>
      <text:p text:style-name="P36"><text:span text:style-name="T23"/></text:p>
      <text:p text:style-name="P37"><text:span text:style-name="T23">13. </text:span><text:span text:style-name="T10"><text:s/>What is local repository?</text:span></text:p>
      <text:p text:style-name="P55"><text:span text:style-name="T17">Maven local repository is created by maven in your local system when you run any maven command.</text:span></text:p>
      <text:h text:style-name="P54" text:outline-level="3"><text:span text:style-name="T9">14.</text:span><text:span text:style-name="T7">What is central repository?</text:span></text:h>
      <text:p text:style-name="P55"><text:span text:style-name="T17">Maven central repository is created by maven community on the web.</text:span></text:p>
      <text:h text:style-name="P54" text:outline-level="3"><text:span text:style-name="T9">15.</text:span><text:span text:style-name="T7"> What is remote repository?</text:span></text:h>
      <text:p text:style-name="P37"><text:span text:style-name="T23">Maven remote repository is located on the web by different vendors. So you need to define the dependency in pom.xml file manually. It is important because most of libraries are missing from the central repository.</text:span></text:p>
      <text:p text:style-name="P37"><text:span text:style-name="T23"/></text:p>
      <text:p text:style-name="P38"><text:span text:style-name="T23">16.</text:span><text:span text:style-name="T10">What is POM </text:span><text:span text:style-name="T12">&amp; What it contains?</text:span></text:p>
      <text:p text:style-name="P39"><text:span text:style-name="T23">POM stands for Project Object Model. </text:span><text:span text:style-name="T29">It is fundamental Unit of Work in Maven. It is an XML file. It always resides in the base directory of the project as pom.xml. It contains </text:span><text:soft-page-break/><text:span text:style-name="T29">information about the project and various configuration details used by Maven to build the project(s).</text:span></text:p>
      <text:p text:style-name="P40"><text:span text:style-name="T30">P</text:span><text:span text:style-name="T29">OM contains the some of the following configuration information −</text:span></text:p>
      <text:list xml:id="list4391159060841883484" text:style-name="WWNum10">
        <text:list-item>
          <text:p text:style-name="P16"><text:span text:style-name="T27">project dependencies</text:span></text:p>
        </text:list-item>
        <text:list-item>
          <text:p text:style-name="P16"><text:span text:style-name="T27">plugins</text:span></text:p>
        </text:list-item>
        <text:list-item>
          <text:p text:style-name="P16"><text:span text:style-name="T27">goals</text:span></text:p>
        </text:list-item>
        <text:list-item>
          <text:p text:style-name="P16"><text:span text:style-name="T27">build profiles</text:span></text:p>
        </text:list-item>
        <text:list-item>
          <text:p text:style-name="P16"><text:span text:style-name="T27">project version</text:span></text:p>
        </text:list-item>
        <text:list-item>
          <text:p text:style-name="P16"><text:span text:style-name="T27">developers</text:span></text:p>
        </text:list-item>
        <text:list-item>
          <text:p text:style-name="P41"><text:span text:style-name="T29">mailing list</text:span></text:p>
        </text:list-item>
      </text:list>
      <text:p text:style-name="P42"><text:span text:style-name="T23">17. </text:span><text:span text:style-name="T10">What is the command to package maven project?<text:line-break/> <text:s text:c="6"/></text:span><text:span text:style-name="T25">mvn -package  </text:span></text:p>
      <text:p text:style-name="P43"><text:span text:style-name="T25">18. </text:span><text:span text:style-name="T11">What is fully qualified artifact name of maven project?</text:span></text:p>
      <text:p text:style-name="P43"><text:span text:style-name="T43"><text:s text:c="6"/>&lt;groupId&gt;</text:span><text:span text:style-name="T25">:</text:span><text:span text:style-name="T43">&lt;artifactId&gt;</text:span><text:span text:style-name="T25">:</text:span><text:span text:style-name="T43">&lt;version&gt;</text:span><text:span text:style-name="T25">  </text:span></text:p>
      <text:p text:style-name="P43"><text:span text:style-name="T25">19.</text:span><text:span text:style-name="T11">What is archetype?</text:span></text:p>
      <text:p text:style-name="P43"><text:span text:style-name="T25">Archetype is the maven plugin. It creates the project structure.</text:span></text:p>
      <text:p text:style-name="P44"><text:span text:style-name="T25">20.</text:span><text:span text:style-name="T37">What are the steps involved in project deployment?</text:span></text:p>
      <text:p text:style-name="P11"><text:span text:style-name="T27">Normally a deployment process consists of following steps −</text:span></text:p>
      <text:list xml:id="list3656740510968714553" text:style-name="WWNum8">
        <text:list-item>
          <text:p text:style-name="P14"><text:span text:style-name="T27">Check-in the code from all projects in progress into the SVN or source code repository and tag it.</text:span></text:p>
        </text:list-item>
        <text:list-item>
          <text:p text:style-name="P14"><text:span text:style-name="T27">Download the complete source code from SVN.</text:span></text:p>
        </text:list-item>
        <text:list-item>
          <text:p text:style-name="P14"><text:span text:style-name="T27">Build the application.</text:span></text:p>
        </text:list-item>
        <text:list-item>
          <text:p text:style-name="P14"><text:span text:style-name="T27">Store the build output either WAR or EAR file to a common network location.</text:span></text:p>
        </text:list-item>
        <text:list-item>
          <text:p text:style-name="P14"><text:span text:style-name="T27">Get the file from network and deploy the file to the production site.</text:span></text:p>
        </text:list-item>
      </text:list>
      <text:p text:style-name="P44"><text:span text:style-name="T28">Updated the documentation with date and updated version number of the application.</text:span></text:p>
      <text:p text:style-name="P44"><text:span text:style-name="T28"/></text:p>
      <text:p text:style-name="P45"><text:span text:style-name="T28">21.</text:span><text:span text:style-name="T37">What does it mean when you say Maven uses Convention over Configuration?</text:span></text:p>
      <text:p text:style-name="P45"><text:span text:style-name="T37"><text:tab/></text:span><text:span text:style-name="T28">Maven uses Convention over Configuration which means developers are not required to create build process themselves. Developers do not have to mention each and every configuration details.</text:span></text:p>
      <text:p text:style-name="P45"><text:span text:style-name="T28"/></text:p>
      <text:p text:style-name="P46"><text:span text:style-name="T28">22. <text:s/></text:span><text:span text:style-name="T37">What is Maven artifact?</text:span></text:p>
      <text:p text:style-name="P46"><text:span text:style-name="T37"><text:tab/></text:span><text:span text:style-name="T28">An artifact is a file, usually a JAR that gets deployed to a Maven repository. A Maven build produces one or more artifacts, such as a compiled JAR and a "sources" JAR.</text:span></text:p>
      <text:p text:style-name="P46"><text:span text:style-name="T28">Each artifact has a group ID (usually a reversed domain name, like com.example.foo), an artifact ID (just a name), and a version string. The three together uniquely identify the artifact. A project's dependencies are specified as artifacts.</text:span></text:p>
      <text:p text:style-name="P47"><text:soft-page-break/><text:span text:style-name="T28">23.</text:span><text:span text:style-name="T37">What would the command </text:span><text:span text:style-name="T39">mvn clean</text:span><text:span text:style-name="T37"> do ?</text:span></text:p>
      <text:p text:style-name="P47"><text:span text:style-name="T28">This command removes the target directory with all the build data before starting the build process.</text:span></text:p>
      <text:p text:style-name="P48"><text:span text:style-name="T28">24. </text:span><text:span text:style-name="T38">What is a goal in Maven terminology?</text:span></text:p>
      <text:p text:style-name="P48"><text:span text:style-name="T38"><text:tab/></text:span><text:span text:style-name="T31">A goal represents a specific task which contributes to the building and managing of a project. It may be bound to zero or more build phases.</text:span></text:p>
      <text:p text:style-name="P49"><text:span text:style-name="T31">2</text:span><text:span text:style-name="T28">5.</text:span><text:span text:style-name="T37">What would this command do </text:span><text:span text:style-name="T39">mvn clean dependency:copy-dependencies package</text:span><text:span text:style-name="T37">?</text:span></text:p>
      <text:p text:style-name="P49"><text:span text:style-name="T28">This command will clean the project, copy the dependencies and package the project (executing all phases up to </text:span><text:span text:style-name="T32">package</text:span><text:span text:style-name="T28">).</text:span></text:p>
      <text:p text:style-name="P49"><text:span text:style-name="T28">26.</text:span><text:span text:style-name="T37">What phases does a Clean Lifecycle consist?</text:span></text:p>
      <text:p text:style-name="P12"><text:span text:style-name="T27">The clean lifecycle consists of the following phases −</text:span></text:p>
      <text:list xml:id="list4872124302536007681" text:style-name="WWNum13">
        <text:list-item>
          <text:p text:style-name="P17"><text:span text:style-name="T27">pre-clean</text:span></text:p>
        </text:list-item>
        <text:list-item>
          <text:p text:style-name="P17"><text:span text:style-name="T27">clean</text:span></text:p>
        </text:list-item>
        <text:list-item>
          <text:p text:style-name="P17"><text:span text:style-name="T27">post-clean</text:span></text:p>
        </text:list-item>
      </text:list>
      <text:p text:style-name="P19"><text:span text:style-name="T45">27.</text:span><text:span text:style-name="T44">What phases does a Site Lifecycle consist?</text:span></text:p>
      <text:p text:style-name="P12"><text:span text:style-name="T27">The phases in Site Lifecycle are −</text:span></text:p>
      <text:list xml:id="list255180692471889675" text:style-name="WWNum14">
        <text:list-item>
          <text:p text:style-name="P18"><text:span text:style-name="T27">pre-site</text:span></text:p>
        </text:list-item>
        <text:list-item>
          <text:p text:style-name="P18"><text:span text:style-name="T27">site</text:span></text:p>
        </text:list-item>
        <text:list-item>
          <text:p text:style-name="P18"><text:span text:style-name="T27">post-site</text:span></text:p>
        </text:list-item>
        <text:list-item>
          <text:p text:style-name="P50"><text:span text:style-name="T28">site-deploy</text:span></text:p>
        </text:list-item>
      </text:list>
      <text:p text:style-name="P51"><text:span text:style-name="T28">28. <text:s/></text:span><text:span text:style-name="T37">What is Build Profile?</text:span></text:p>
      <text:p text:style-name="P51"><text:span text:style-name="T28">A Build profile is a set of configuration values which can be used to set or override default values of Maven build. Using a build profile, you can customize build for different environments such as Production v/s Development environments.</text:span></text:p>
      <text:p text:style-name="P51"><text:span text:style-name="T28">29. </text:span><text:span text:style-name="T37">What are different types of Build Profiles?</text:span></text:p>
      <text:p text:style-name="P13"><text:span text:style-name="T27">Build profiles are of three types −</text:span></text:p>
      <text:list xml:id="list2988998543510954814" text:style-name="WWNum15">
        <text:list-item>
          <text:p text:style-name="P15"><text:span text:style-name="T33">Per Project −</text:span><text:span text:style-name="T27"> Defined in the project POM file, pom.xml.</text:span></text:p>
        </text:list-item>
        <text:list-item>
          <text:p text:style-name="P15"><text:span text:style-name="T33">Per User −</text:span><text:span text:style-name="T27"> Defined in Maven settings xml file (%USER_HOME%/.m2/settings.xml).</text:span></text:p>
        </text:list-item>
      </text:list>
      <text:p text:style-name="P51"><text:span text:style-name="T34">Global −</text:span><text:span text:style-name="T28"> Defined in Maven global settings xml file (%M2_HOME%/conf/settings.xml)</text:span></text:p>
      <text:p text:style-name="P51"><text:span text:style-name="T28">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Verdana" fo:font-family="Verdana"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46" style:display-name="ListLabel 46" style:family="text">
      <style:text-properties style:font-name="Verdana" fo:font-family="Verdana" style:font-family-generic="roman" style:font-pitch="variable" fo:font-size="10.5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73" style:display-name="ListLabel 73" style:family="text">
      <style:text-properties style:font-name="Verdana" fo:font-family="Verdana" style:font-family-generic="roman" style:font-pitch="variable" fo:font-size="10.5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Verdana" fo:font-family="Verdana" style:font-family-generic="roman" style:font-pitch="variable" fo:font-size="10.5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Verdana" fo:font-family="Verdana" style:font-family-generic="roman" style:font-pitch="variable" fo:font-size="10.5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4"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6"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7"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9"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13"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16"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1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22"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2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25"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2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7"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7T21:33:15.513795245</dc:date>
    <meta:editing-duration>PT4H52M14S</meta:editing-duration>
    <meta:editing-cycles>39</meta:editing-cycles>
    <meta:document-statistic meta:table-count="1" meta:image-count="0" meta:object-count="0" meta:page-count="5" meta:paragraph-count="145" meta:word-count="1258" meta:character-count="7505" meta:non-whitespace-character-count="6344"/>
  </office:meta>
</office:document-meta>
</file>